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écapitulatif sur les valeurs du présent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Temps employé</text:p>
          </table:table-cell>
          <table:table-cell table:style-name="Tableau1.B1" office:value-type="string">
            <text:p text:style-name="P3">VALEURS (=fonctions)</text:p>
          </table:table-cell>
        </table:table-row>
        <table:table-row>
          <table:table-cell table:style-name="Tableau1.A2" table:number-rows-spanned="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Présent</text:p>
          </table:table-cell>
          <table:table-cell table:style-name="Tableau1.B2" office:value-type="string">
            <text:p text:style-name="P3">* Présent d'énonciation : C'est le présent du moment ou l'on parle Il désigne le narrateur</text:p>
            <text:p text:style-name="P3">adulte</text:p>
            <text:p text:style-name="P3">Ex : Je pevois une fête à la maison</text:p>
          </table:table-cell>
        </table:table-row>
        <table:table-row>
          <table:covered-table-cell/>
          <table:table-cell table:style-name="Tableau1.B2" office:value-type="string">
            <text:p text:style-name="P3">* Présent de DESCRIPTION (photo, paysages)</text:p>
            <text:p text:style-name="P3">Ex : Je porte une jupe plissé(...), J'ai deux ans et demi...</text:p>
          </table:table-cell>
        </table:table-row>
        <table:table-row>
          <table:covered-table-cell/>
          <table:table-cell table:style-name="Tableau1.B2" office:value-type="string">
            <text:p text:style-name="P3">* Présent de NARATION : Il sert à remdre la scène plus proche, plus vivante et plus interne.Il désigne le narrateur enfant.</text:p>
            <text:p text:style-name="P3">Ex : Je prends le fleur et je fonds en larmes</text:p>
          </table:table-cell>
        </table:table-row>
        <table:table-row>
          <table:covered-table-cell/>
          <table:table-cell table:style-name="Tableau1.B2" office:value-type="string">
            <text:p text:style-name="P3">* Présent de vérité générale :</text:p>
            <text:p text:style-name="P3">C'est le présent des proverbes et des maximes </text:p>
            <text:p text:style-name="P3">Ex : Rien ne sert de courir, il faut partir à point</text:p>
            <text:p text:style-name="P3">quand on veut, on peut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4T10:37:41.21</meta:creation-date>
    <meta:generator>OpenOffice/4.1.7$Win32 OpenOffice.org_project/417m1$Build-9800</meta:generator>
    <dc:date>2020-11-18T10:10:44.61</dc:date>
    <meta:editing-duration>PT56M37S</meta:editing-duration>
    <meta:editing-cycles>8</meta:editing-cycles>
    <meta:document-statistic meta:table-count="1" meta:image-count="0" meta:object-count="0" meta:page-count="1" meta:paragraph-count="15" meta:word-count="119" meta:character-count="630"/>
  </office:meta>
</office:document-meta>
</file>